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-child et last-child: réservés aux &lt;li&gt;</text:p>
      <text:p text:style-name="Standard">:nth-child(even)<text:tab/>pair</text:p>
      <text:p text:style-name="Standard"><text:tab/>:nth-child(odd)<text:tab/>impair</text:p>
      <text:p text:style-name="Standard"/>
      <text:p text:style-name="Standard">Les pseudo éléments</text:p>
      <text:p text:style-name="Standard">::selection</text:p>
      <text:p text:style-name="Standard"/>
      <text:p text:style-name="Standard">Les sélecteurs d'adjacence directe</text:p>
      <text:p text:style-name="Standard">Les sélecteurs d'attributs</text:p>
      <text:p text:style-name="Standard"/>
      <text:p text:style-name="Standard"><text:tab/>La méthode <text:span text:style-name="T1">SMACCS</text:span></text:p>
      <text:p text:style-name="Standard">Les (p, body, h1, h2, span)</text:p>
      <text:p text:style-name="Standard">Les layouts(l-header, l-sidebar, l-footer, l-main)</text:p>
      <text:p text:style-name="Standard">Les modules (.widget, .list, .btn, .title)</text:p>
      <text:p text:style-name="Standard">Les états(states) is-active, is-visited, is-hover</text:p>
      <text:p text:style-name="Standard">Les éléments du thème</text:p>
      <text:p text:style-name="Standard">.noir .gras .ital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M27S</meta:editing-duration>
    <meta:editing-cycles>8</meta:editing-cycles>
    <meta:generator>OpenOffice/4.1.6$Win32 OpenOffice.org_project/416m1$Build-9790</meta:generator>
    <dc:date>2019-09-12T11:08:49.27</dc:date>
    <meta:document-statistic meta:table-count="0" meta:image-count="0" meta:object-count="0" meta:page-count="1" meta:paragraph-count="14" meta:word-count="53" meta:character-count="406"/>
    <meta:user-defined meta:name="Info 1"/>
    <meta:user-defined meta:name="Info 2"/>
    <meta:user-defined meta:name="Info 3"/>
    <meta:user-defined meta:name="Info 4"/>
  </office:meta>
</office:document-meta>
</file>